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9835in"/>
    </style:style>
    <style:style style:name="co6" style:family="table-column">
      <style:table-column-properties fo:break-before="auto" style:column-width="1.5189in"/>
    </style:style>
    <style:style style:name="co7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 hover, article, min</text:p>
          </table:table-cell>
          <table:table-cell office:value-type="string" calcext:value-type="string">
            <text:p>T hover, my, min</text:p>
          </table:table-cell>
        </table:table-row>
        <table:table-row table:style-name="ro1">
          <table:table-cell office:value-type="string" calcext:value-type="string">
            <text:p>Vehicle 1</text:p>
          </table:table-cell>
          <table:table-cell office:value-type="float" office:value="14.6" calcext:value-type="float">
            <text:p>14.6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 office:value-type="string" calcext:value-type="string">
            <text:p>Vehicle 2</text:p>
          </table:table-cell>
          <table:table-cell office:value-type="float" office:value="13.9" calcext:value-type="float">
            <text:p>13.9</text:p>
          </table:table-cell>
          <table:table-cell office:value-type="float" office:value="13.81" calcext:value-type="float">
            <text:p>13.81</text:p>
          </table:table-cell>
        </table:table-row>
        <table:table-row table:style-name="ro1">
          <table:table-cell office:value-type="string" calcext:value-type="string">
            <text:p>Vehicle 3</text:p>
          </table:table-cell>
          <table:table-cell office:value-type="float" office:value="15.4" calcext:value-type="float">
            <text:p>15.4</text:p>
          </table:table-cell>
          <table:table-cell office:value-type="float" office:value="15.31" calcext:value-type="float">
            <text:p>15.31</text:p>
          </table:table-cell>
        </table:table-row>
      </table:table>
      <table:table table:name="Sheet1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/>
          <table:table-cell office:value-type="string" calcext:value-type="string">
            <text:p>Hover time ecalc,min</text:p>
          </table:table-cell>
          <table:table-cell office:value-type="string" calcext:value-type="string">
            <text:p><text:span text:style-name="T1">Hover time Shi 1</text:span>,min</text:p>
          </table:table-cell>
          <table:table-cell office:value-type="string" calcext:value-type="string">
            <text:p>Range ecalc, m</text:p>
          </table:table-cell>
          <table:table-cell office:value-type="string" calcext:value-type="string">
            <text:p>Range Shi 1, m</text:p>
          </table:table-cell>
          <table:table-cell office:value-type="string" calcext:value-type="string">
            <text:p>ecalc lin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point 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264" calcext:value-type="float">
            <text:p>1264</text:p>
          </table:table-cell>
          <table:table-cell/>
          <table:table-cell office:value-type="string" calcext:value-type="string">
            <text:p><text:a xlink:href="https://www.ecalc.ch/xcoptercalc.php?ecalc&amp;lang=en&amp;rotornumber=4&amp;config=flat&amp;frame=400&amp;tiltlimit=90&amp;weight=600&amp;calc=auw&amp;elevation=500&amp;airtemp=25&amp;qnh=1013&amp;batteries=lipo_1200mah_-_80/120c&amp;chargestate=0&amp;s=2&amp;p=1&amp;battdisc=0.85&amp;esc=max_40a&amp;motor=kdedirect&amp;type=61" xlink:type="simple">https://www.ecalc.ch/xcoptercalc.php?ecalc&amp;lang=en&amp;rotornumber=4&amp;config=flat&amp;frame=400&amp;tiltlimit=90&amp;weight=600&amp;calc=auw&amp;elevation=500&amp;airtemp=25&amp;qnh=1013&amp;batteries=lipo_1200mah_-_80/120c&amp;chargestate=0&amp;s=2&amp;p=1&amp;battdisc=0.85&amp;esc=max_40a&amp;motor=kdedirect&amp;type=61</text:a>|kde2315xf-2050&amp;cooling=good&amp;gear=1&amp;propeller=0&amp;pconst=1.20&amp;tconst=1.0&amp;proptwist=0&amp;diameter=10&amp;pitch=4.7&amp;blades=2&amp;project=Testpoint1https://www.ecalc.ch/xcoptercalc.php?ecalc&amp;lang=en&amp;rotornumber=4&amp;config=flat&amp;frame=400&amp;tiltlimit=90&amp;weight=600&amp;calc=auw&amp;elevation=500&amp;airtemp=25&amp;qnh=1013&amp;batteries=lipo_1200mah_-_80/120c&amp;chargestate=0&amp;s=2&amp;p=1&amp;battdisc=0.85&amp;esc=max_40a&amp;motor=kdedirect&amp;type=61|kde2315xf-2050&amp;cooling=good&amp;gear=1&amp;propeller=0&amp;pconst=1.20&amp;tconst=1.0&amp;proptwist=0&amp;diameter=10&amp;pitch=4.7&amp;blades=2&amp;project=Testpoint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point 2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296" calcext:value-type="float">
            <text:p>8296</text:p>
          </table:table-cell>
          <table:table-cell/>
          <table:table-cell office:value-type="string" calcext:value-type="string">
            <text:p><text:a xlink:href="https://www.ecalc.ch/xcoptercalc.php?ecalc&amp;lang=en&amp;rotornumber=6&amp;config=flat&amp;frame=1100&amp;tiltlimit=90&amp;weight=15000&amp;calc=auw&amp;elevation=500&amp;airtemp=25&amp;qnh=1013&amp;batteries=lipo_10000mah_-_65/100c&amp;chargestate=0&amp;s=10&amp;p=3&amp;battdisc=0.85&amp;esc=max_100a&amp;motor=kdedirect&amp;type=61" xlink:type="simple">https://www.ecalc.ch/xcoptercalc.php?ecalc&amp;lang=en&amp;rotornumber=6&amp;config=flat&amp;frame=1100&amp;tiltlimit=90&amp;weight=15000&amp;calc=auw&amp;elevation=500&amp;airtemp=25&amp;qnh=1013&amp;batteries=lipo_10000mah_-_65/100c&amp;chargestate=0&amp;s=10&amp;p=3&amp;battdisc=0.85&amp;esc=max_100a&amp;motor=kdedirect&amp;type=61</text:a>|kde5215xf-220&amp;cooling=good&amp;gear=1&amp;propeller=0&amp;pconst=1.20&amp;tconst=1.0&amp;proptwist=0&amp;diameter=17&amp;pitch=11&amp;blades=2&amp;project=Testpoint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point 3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8985" calcext:value-type="float">
            <text:p>8985</text:p>
          </table:table-cell>
          <table:table-cell/>
          <table:table-cell office:value-type="string" calcext:value-type="string">
            <text:p>https://www.ecalc.ch/xcoptercalc.php?ecalc&amp;lang=en&amp;rotornumber=6&amp;config=flat&amp;frame=950&amp;tiltlimit=90&amp;weight=10000&amp;calc=auw&amp;elevation=500&amp;airtemp=25&amp;qnh=1013&amp;batteries=lipo_10000mah_-_80/120c&amp;chargestate=0&amp;s=5&amp;p=4&amp;battdisc=0.85&amp;esc=max_50a&amp;motor=kdedirect&amp;type=61|kde4213xf-360&amp;cooling=good&amp;gear=1&amp;propeller=apc_electric_e&amp;diameter=17&amp;pitch=12&amp;blades=2&amp;project=A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point 4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6925" calcext:value-type="float">
            <text:p>6925</text:p>
          </table:table-cell>
          <table:table-cell/>
          <table:table-cell office:value-type="string" calcext:value-type="string">
            <text:p> <text:a xlink:href="https://www.ecalc.ch/xcoptercalc.php?ecalc&amp;lang=en&amp;rotornumber=6&amp;config=flat&amp;frame=1200&amp;tiltlimit=90&amp;weight=15000&amp;calc=auw&amp;elevation=500&amp;airtemp=25&amp;qnh=1013&amp;batteries=0&amp;battcap=6600&amp;battri=0.006&amp;battv=3.7&amp;battccont=24&amp;battcmax=60&amp;battweight=143&amp;chargestate=0&amp;s=6&amp;p=7&amp;battdisc=0.85&amp;esc=max_50a&amp;motor=xoar&amp;type=130" xlink:type="simple">https://www.ecalc.ch/xcoptercalc.php?ecalc&amp;lang=en&amp;rotornumber=6&amp;config=flat&amp;frame=1200&amp;tiltlimit=90&amp;weight=15000&amp;calc=auw&amp;elevation=500&amp;airtemp=25&amp;qnh=1013&amp;batteries=0&amp;battcap=6600&amp;battri=0.006&amp;battv=3.7&amp;battccont=24&amp;battcmax=60&amp;battweight=143&amp;chargestate=0&amp;s=6&amp;p=7&amp;battdisc=0.85&amp;esc=max_50a&amp;motor=xoar&amp;type=130</text:a>|titan_t5015&amp;cooling=good&amp;gear=1&amp;propeller=apc_slowfly_sf&amp;diameter=20&amp;pitch=10&amp;blades=2&amp;project=C3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9T16:33:46.807000000</dc:date>
    <meta:editing-duration>PT8H3M30S</meta:editing-duration>
    <meta:editing-cycles>5</meta:editing-cycles>
    <meta:generator>LibreOffice/7.1.4.2$Windows_X86_64 LibreOffice_project/a529a4fab45b75fefc5b6226684193eb000654f6</meta:generator>
    <meta:document-statistic meta:table-count="2" meta:cell-count="32" meta:object-count="0"/>
  </office:meta>
</office:document-meta>
</file>